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58.9mm"/>
    </style:style>
    <style:style style:name="co4" style:family="table-column">
      <style:table-column-properties fo:break-before="auto" style:column-width="42.3mm"/>
    </style:style>
    <style:style style:name="co5" style:family="table-column">
      <style:table-column-properties fo:break-before="auto" style:column-width="44.2mm"/>
    </style:style>
    <style:style style:name="co6" style:family="table-column">
      <style:table-column-properties fo:break-before="auto" style:column-width="43.37mm"/>
    </style:style>
    <style:style style:name="co7" style:family="table-column">
      <style:table-column-properties fo:break-before="auto" style:column-width="39.3mm"/>
    </style:style>
    <style:style style:name="co8" style:family="table-column">
      <style:table-column-properties fo:break-before="auto" style:column-width="32.76mm"/>
    </style:style>
    <style:style style:name="co9" style:family="table-column">
      <style:table-column-properties fo:break-before="auto" style:column-width="35.75mm"/>
    </style:style>
    <style:style style:name="co10" style:family="table-column">
      <style:table-column-properties fo:break-before="auto" style:column-width="77.3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104"/>
    <style:style style:name="ce5" style:family="table-cell" style:parent-style-name="Default">
      <style:text-properties style:font-name="Liberation Sans" style:font-name-asian="Noto Sans CJK SC Regular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IEL3.SA" table:style-name="ta1">
        <table:shapes>
          <draw:frame draw:z-index="0" draw:style-name="gr1" draw:text-style-name="P1" svg:width="186.93mm" svg:height="98.02mm" svg:x="529.88mm" svg:y="19.12mm">
            <draw:object draw:notify-on-update-of-ranges="'CIEL3.SA'.A3:'CIEL3.SA'.A62 'CIEL3.SA'.M3:'CIEL3.SA'.M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4.79mm" svg:height="91.91mm" svg:x="100.29mm" svg:y="82.61mm">
            <draw:object draw:notify-on-update-of-ranges="'CIEL3.SA'.A1:'CIEL3.SA'.A79 'CIEL3.SA'.C19:'CIEL3.SA'.C7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dj</text:p>
          </table:table-cell>
          <table:table-cell table:style-name="Default" office:value-type="string" calcext:value-type="string">
            <text:p>1)a)R:0,190567117265151</text:p>
          </table:table-cell>
          <table:table-cell office:value-type="string" calcext:value-type="string">
            <text:p>1)b)R: R$ 11.905,67</text:p>
          </table:table-cell>
          <table:table-cell office:value-type="string" calcext:value-type="string">
            <text:p>2)a)R:0,174429762730815</text:p>
          </table:table-cell>
          <table:table-cell office:value-type="string" calcext:value-type="string">
            <text:p>2)b)R:0,190567117265151</text:p>
          </table:table-cell>
          <table:table-cell office:value-type="string" calcext:value-type="string">
            <text:p>3)R:1,20812526380776</text:p>
          </table:table-cell>
          <table:table-cell office:value-type="string" calcext:value-type="string">
            <text:p>4)R:2,09315715276978</text:p>
          </table:table-cell>
          <table:table-cell office:value-type="string" calcext:value-type="string">
            <text:p>5)a)R:0,732680199836705</text:p>
          </table:table-cell>
          <table:table-cell office:value-type="string" calcext:value-type="string">
            <text:p>5)b)R: R$ 17.326,80</text:p>
          </table:table-cell>
          <table:table-cell office:value-type="string" calcext:value-type="string">
            <text:p>6)a)R:0,549669458122863</text:p>
          </table:table-cell>
          <table:table-cell office:value-type="string" calcext:value-type="string">
            <text:p>6)c)R:0,732680199836705</text:p>
          </table:table-cell>
          <table:table-cell office:value-type="string" calcext:value-type="string">
            <text:p>7)a)</text:p>
          </table:table-cell>
          <table:table-cell office:value-type="string" calcext:value-type="string">
            <text:p>7)b)</text:p>
          </table:table-cell>
          <table:table-cell office:value-type="string" calcext:value-type="string">
            <text:p>7)c)</text:p>
          </table:table-cell>
        </table:table-row>
        <table:table-row table:style-name="ro1">
          <table:table-cell table:style-name="ce1" office:value-type="string" calcext:value-type="string">
            <text:p>2013-03-01</text:p>
          </table:table-cell>
          <table:table-cell office:value-type="float" office:value="9.880267" calcext:value-type="float">
            <text:p>9,880267</text:p>
          </table:table-cell>
          <table:table-cell table:style-name="Default" office:value-type="string" calcext:value-type="string">
            <text:p>rets=[pt+1 – pt] / pt = (pt+1 / pt) - 1</text:p>
          </table:table-cell>
          <table:table-cell table:style-name="ce4" office:value-type="currency" office:currency="BRL" office:value="10000" calcext:value-type="currency">
            <text:p>R$ 10.000,00</text:p>
          </table:table-cell>
          <table:table-cell office:value-type="string" calcext:value-type="string">
            <text:p>retcc=ln(pt+1 / pt)</text:p>
          </table:table-cell>
          <table:table-cell office:value-type="string" calcext:value-type="string">
            <text:p>rets=e^retcc – 1</text:p>
          </table:table-cell>
          <table:table-cell office:value-type="string" calcext:value-type="string">
            <text:p>retacm=(1 + rets/m)^n*m</text:p>
          </table:table-cell>
          <table:table-cell office:value-type="string" calcext:value-type="string">
            <text:p>retacc= retcc*n </text:p>
          </table:table-cell>
          <table:table-cell office:value-type="string" calcext:value-type="string">
            <text:p>rets=[pt+1 – pt] / pt = (pt+1 / pt) - 1</text:p>
          </table:table-cell>
          <table:table-cell/>
          <table:table-cell office:value-type="string" calcext:value-type="string">
            <text:p>retcc=ln(pt+1 / pt)</text:p>
          </table:table-cell>
          <table:table-cell office:value-type="string" calcext:value-type="string">
            <text:p>rets=e^retcc – 1</text:p>
          </table:table-cell>
          <table:table-cell/>
          <table:table-cell office:value-type="string" calcext:value-type="string">
            <text:p>2 soluções:</text:p>
          </table:table-cell>
          <table:table-cell/>
        </table:table-row>
        <table:table-row table:style-name="ro1">
          <table:table-cell table:style-name="ce1" office:value-type="string" calcext:value-type="string">
            <text:p>2013-04-01</text:p>
          </table:table-cell>
          <table:table-cell office:value-type="float" office:value="11.763121" calcext:value-type="float">
            <text:p>11,763121</text:p>
          </table:table-cell>
          <table:table-cell table:style-name="Default" table:formula="of:=([.B3]/[.B2])-1" office:value-type="float" office:value="0.190567117265151" calcext:value-type="float">
            <text:p>0,190567117265151</text:p>
          </table:table-cell>
          <table:table-cell table:style-name="ce4" table:formula="of:=[.D2]*([.C3]+1)" office:value-type="currency" office:currency="BRL" office:value="11905.6711726515" calcext:value-type="currency">
            <text:p>R$ 11.905,67</text:p>
          </table:table-cell>
          <table:table-cell table:formula="of:=LN([.B3]/[.B2])" office:value-type="float" office:value="0.174429762730815" calcext:value-type="float">
            <text:p>0,174429762730815</text:p>
          </table:table-cell>
          <table:table-cell table:formula="of:=EXP([.E3])-1" office:value-type="float" office:value="0.190567117265151" calcext:value-type="float">
            <text:p>0,190567117265151</text:p>
          </table:table-cell>
          <table:table-cell table:formula="of:=POWER((1+[.C3]/12);12*1)" office:value-type="float" office:value="1.20812526380776" calcext:value-type="float">
            <text:p>1,20812526380776</text:p>
          </table:table-cell>
          <table:table-cell table:formula="of:=[.E3]*12" office:value-type="float" office:value="2.09315715276978" calcext:value-type="float">
            <text:p>2,09315715276978</text:p>
          </table:table-cell>
          <table:table-cell table:style-name="ce5" table:formula="of:=([.B14]/[.B2])-1" office:value-type="float" office:value="0.732680199836705" calcext:value-type="float">
            <text:p>0,732680199836705</text:p>
          </table:table-cell>
          <table:table-cell table:style-name="ce4" table:formula="of:=[.D2]*(1+[.I3])" office:value-type="currency" office:currency="BRL" office:value="17326.8019983671" calcext:value-type="currency">
            <text:p>R$ 17.326,80</text:p>
          </table:table-cell>
          <table:table-cell table:formula="of:=LN([.B14]/[.B2])" office:value-type="float" office:value="0.549669458122863" calcext:value-type="float">
            <text:p>0,549669458122863</text:p>
          </table:table-cell>
          <table:table-cell table:formula="of:=EXP([.K3]) - 1" office:value-type="float" office:value="0.732680199836705" calcext:value-type="float">
            <text:p>0,732680199836705</text:p>
          </table:table-cell>
          <table:table-cell table:formula="of:=([.B3]/[.B2]) - 1" office:value-type="float" office:value="0.190567117265151" calcext:value-type="float">
            <text:p>0,190567117265151</text:p>
          </table:table-cell>
          <table:table-cell table:formula="of:=SUM([.M3:.M62])/(62-3+1)" office:value-type="float" office:value="0.0184579814355903" calcext:value-type="float">
            <text:p>0,01845798143559</text:p>
          </table:table-cell>
          <table:table-cell/>
        </table:table-row>
        <table:table-row table:style-name="ro1">
          <table:table-cell table:style-name="ce1" office:value-type="string" calcext:value-type="string">
            <text:p>2013-05-01</text:p>
          </table:table-cell>
          <table:table-cell office:value-type="float" office:value="11.984565" calcext:value-type="float">
            <text:p>11,984565</text:p>
          </table:table-cell>
          <table:table-cell table:style-name="Default"/>
          <table:table-cell table:number-columns-repeated="9"/>
          <table:table-cell table:formula="of:=([.B4]/[.B3]) - 1" office:value-type="float" office:value="0.0188252760470626" calcext:value-type="float">
            <text:p>0,018825276047063</text:p>
          </table:table-cell>
          <table:table-cell table:formula="of:=AVERAGE([.M3:.M62])" office:value-type="float" office:value="0.0184579814355903" calcext:value-type="float">
            <text:p>0,01845798143559</text:p>
          </table:table-cell>
          <table:table-cell/>
        </table:table-row>
        <table:table-row table:style-name="ro1">
          <table:table-cell table:style-name="ce1" office:value-type="string" calcext:value-type="string">
            <text:p>2013-06-01</text:p>
          </table:table-cell>
          <table:table-cell office:value-type="float" office:value="12.383291" calcext:value-type="float">
            <text:p>12,383291</text:p>
          </table:table-cell>
          <table:table-cell table:style-name="Default" office:value-type="string" calcext:value-type="string">
            <text:p>Respostas de 1 a 7 na linha 3</text:p>
          </table:table-cell>
          <table:table-cell table:number-columns-repeated="9"/>
          <table:table-cell table:formula="of:=([.B5]/[.B4]) - 1" office:value-type="float" office:value="0.0332699601529134" calcext:value-type="float">
            <text:p>0,0332699601529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3-07-01</text:p>
          </table:table-cell>
          <table:table-cell office:value-type="float" office:value="12.456315" calcext:value-type="float">
            <text:p>12,456315</text:p>
          </table:table-cell>
          <table:table-cell table:style-name="Default" office:value-type="string" calcext:value-type="string">
            <text:p>Formulas na linha 2</text:p>
          </table:table-cell>
          <table:table-cell table:number-columns-repeated="9"/>
          <table:table-cell table:formula="of:=([.B6]/[.B5]) - 1" office:value-type="float" office:value="0.00589697843650772" calcext:value-type="float">
            <text:p>0,00589697843650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3-08-01</text:p>
          </table:table-cell>
          <table:table-cell office:value-type="float" office:value="12.943604" calcext:value-type="float">
            <text:p>12,943604</text:p>
          </table:table-cell>
          <table:table-cell table:style-name="Default"/>
          <table:table-cell table:number-columns-repeated="9"/>
          <table:table-cell table:formula="of:=([.B7]/[.B6]) - 1" office:value-type="float" office:value="0.0391198360028628" calcext:value-type="float">
            <text:p>0,0391198360028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3-09-01</text:p>
          </table:table-cell>
          <table:table-cell office:value-type="float" office:value="13.275885" calcext:value-type="float">
            <text:p>13,275885</text:p>
          </table:table-cell>
          <table:table-cell table:style-name="Default"/>
          <table:table-cell table:number-columns-repeated="9"/>
          <table:table-cell table:formula="of:=([.B8]/[.B7]) - 1" office:value-type="float" office:value="0.0256714435948442" calcext:value-type="float">
            <text:p>0,0256714435948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3-10-01</text:p>
          </table:table-cell>
          <table:table-cell office:value-type="float" office:value="16.144098" calcext:value-type="float">
            <text:p>16,144098</text:p>
          </table:table-cell>
          <table:table-cell table:style-name="Default"/>
          <table:table-cell table:number-columns-repeated="9"/>
          <table:table-cell table:formula="of:=([.B9]/[.B8]) - 1" office:value-type="float" office:value="0.216046839815199" calcext:value-type="float">
            <text:p>0,2160468398151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3-11-01</text:p>
          </table:table-cell>
          <table:table-cell office:value-type="float" office:value="16.037579" calcext:value-type="float">
            <text:p>16,037579</text:p>
          </table:table-cell>
          <table:table-cell table:style-name="Default"/>
          <table:table-cell table:number-columns-repeated="9"/>
          <table:table-cell table:formula="of:=([.B10]/[.B9]) - 1" office:value-type="float" office:value="-0.00659801495258505" calcext:value-type="float">
            <text:p>-0,0065980149525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3-12-01</text:p>
          </table:table-cell>
          <table:table-cell office:value-type="float" office:value="15.540504" calcext:value-type="float">
            <text:p>15,540504</text:p>
          </table:table-cell>
          <table:table-cell table:style-name="Default"/>
          <table:table-cell table:number-columns-repeated="9"/>
          <table:table-cell table:formula="of:=([.B11]/[.B10]) - 1" office:value-type="float" office:value="-0.0309943913604417" calcext:value-type="float">
            <text:p>-0,0309943913604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01-01</text:p>
          </table:table-cell>
          <table:table-cell office:value-type="float" office:value="15.206722" calcext:value-type="float">
            <text:p>15,206722</text:p>
          </table:table-cell>
          <table:table-cell table:style-name="Default"/>
          <table:table-cell table:number-columns-repeated="9"/>
          <table:table-cell table:formula="of:=([.B12]/[.B11]) - 1" office:value-type="float" office:value="-0.0214781965887336" calcext:value-type="float">
            <text:p>-0,0214781965887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02-01</text:p>
          </table:table-cell>
          <table:table-cell office:value-type="float" office:value="15.031487" calcext:value-type="float">
            <text:p>15,031487</text:p>
          </table:table-cell>
          <table:table-cell table:style-name="ce2" office:value-type="string" calcext:value-type="string">
            <text:p>8)a)R: <text:s/>R$ 2,12</text:p>
          </table:table-cell>
          <table:table-cell table:number-columns-repeated="9"/>
          <table:table-cell table:formula="of:=([.B13]/[.B12]) - 1" office:value-type="float" office:value="-0.0115235222949429" calcext:value-type="float">
            <text:p>-0,0115235222949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03-01</text:p>
          </table:table-cell>
          <table:table-cell office:value-type="float" office:value="17.119343" calcext:value-type="float">
            <text:p>17,119343</text:p>
          </table:table-cell>
          <table:table-cell table:style-name="ce2" office:value-type="string" calcext:value-type="string">
            <text:p>Vf=Vi*(pt+1/pt)</text:p>
          </table:table-cell>
          <table:table-cell table:number-columns-repeated="9"/>
          <table:table-cell table:formula="of:=([.B14]/[.B13]) - 1" office:value-type="float" office:value="0.138898832830045" calcext:value-type="float">
            <text:p>0,1388988328300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04-01</text:p>
          </table:table-cell>
          <table:table-cell office:value-type="float" office:value="19.929777" calcext:value-type="float">
            <text:p>19,929777</text:p>
          </table:table-cell>
          <table:table-cell table:style-name="ce3" office:value-type="currency" office:currency="BRL" office:value="1" calcext:value-type="currency">
            <text:p>R$ 1,00</text:p>
          </table:table-cell>
          <table:table-cell table:number-columns-repeated="9"/>
          <table:table-cell table:formula="of:=([.B15]/[.B14]) - 1" office:value-type="float" office:value="0.164167164592707" calcext:value-type="float">
            <text:p>0,1641671645927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05-01</text:p>
          </table:table-cell>
          <table:table-cell office:value-type="float" office:value="20.186934" calcext:value-type="float">
            <text:p>20,186934</text:p>
          </table:table-cell>
          <table:table-cell table:formula="of:=([.B62]/[.B2])*[.C15]" office:value-type="currency" office:currency="BRL" office:value="2.12016517367395" calcext:value-type="currency">
            <text:p>R$ 2,12</text:p>
          </table:table-cell>
          <table:table-cell table:number-columns-repeated="9"/>
          <table:table-cell table:formula="of:=([.B16]/[.B15]) - 1" office:value-type="float" office:value="0.0129031549123706" calcext:value-type="float">
            <text:p>0,0129031549123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06-01</text:p>
          </table:table-cell>
          <table:table-cell office:value-type="float" office:value="22.945421" calcext:value-type="float">
            <text:p>22,945421</text:p>
          </table:table-cell>
          <table:table-cell table:style-name="Default"/>
          <table:table-cell table:number-columns-repeated="9"/>
          <table:table-cell table:formula="of:=([.B17]/[.B16]) - 1" office:value-type="float" office:value="0.136647150082325" calcext:value-type="float">
            <text:p>0,1366471500823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07-01</text:p>
          </table:table-cell>
          <table:table-cell office:value-type="float" office:value="20.928249" calcext:value-type="float">
            <text:p>20,928249</text:p>
          </table:table-cell>
          <table:table-cell table:style-name="Default" office:value-type="string" calcext:value-type="string">
            <text:p>8)b)</text:p>
          </table:table-cell>
          <table:table-cell table:number-columns-repeated="9"/>
          <table:table-cell table:formula="of:=([.B18]/[.B17]) - 1" office:value-type="float" office:value="-0.087911745005681" calcext:value-type="float">
            <text:p>-0,0879117450056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08-01</text:p>
          </table:table-cell>
          <table:table-cell office:value-type="float" office:value="21.160227" calcext:value-type="float">
            <text:p>21,160227</text:p>
          </table:table-cell>
          <table:table-cell office:value-type="currency" office:currency="BRL" office:value="1" calcext:value-type="currency">
            <text:p>R$ 1,00</text:p>
          </table:table-cell>
          <table:table-cell table:number-columns-repeated="9"/>
          <table:table-cell table:formula="of:=([.B19]/[.B18]) - 1" office:value-type="float" office:value="0.0110844438060727" calcext:value-type="float">
            <text:p>0,0110844438060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09-01</text:p>
          </table:table-cell>
          <table:table-cell office:value-type="float" office:value="20.171772" calcext:value-type="float">
            <text:p>20,171772</text:p>
          </table:table-cell>
          <table:table-cell table:formula="of:=[.C19]*([.B3]/[.B2])" office:value-type="currency" office:currency="BRL" office:value="1.19056711726515" calcext:value-type="currency">
            <text:p>R$ 1,19</text:p>
          </table:table-cell>
          <table:table-cell table:number-columns-repeated="9"/>
          <table:table-cell table:formula="of:=([.B20]/[.B19]) - 1" office:value-type="float" office:value="-0.0467128731653019" calcext:value-type="float">
            <text:p>-0,04671287316530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10-01</text:p>
          </table:table-cell>
          <table:table-cell office:value-type="float" office:value="21.144419" calcext:value-type="float">
            <text:p>21,144419</text:p>
          </table:table-cell>
          <table:table-cell table:formula="of:=[.C20]*([.B4]/[.B3])" office:value-type="currency" office:currency="BRL" office:value="1.21297987190022" calcext:value-type="currency">
            <text:p>R$ 1,21</text:p>
          </table:table-cell>
          <table:table-cell table:number-columns-repeated="9"/>
          <table:table-cell table:formula="of:=([.B21]/[.B20]) - 1" office:value-type="float" office:value="0.0482182229701982" calcext:value-type="float">
            <text:p>0,0482182229701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11-01</text:p>
          </table:table-cell>
          <table:table-cell office:value-type="float" office:value="22.667076" calcext:value-type="float">
            <text:p>22,667076</text:p>
          </table:table-cell>
          <table:table-cell table:formula="of:=[.C21]*([.B5]/[.B4])" office:value-type="currency" office:currency="BRL" office:value="1.25333566390463" calcext:value-type="currency">
            <text:p>R$ 1,25</text:p>
          </table:table-cell>
          <table:table-cell table:number-columns-repeated="9"/>
          <table:table-cell table:formula="of:=([.B22]/[.B21]) - 1" office:value-type="float" office:value="0.0720122411497806" calcext:value-type="float">
            <text:p>0,0720122411497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12-01</text:p>
          </table:table-cell>
          <table:table-cell office:value-type="float" office:value="21.653736" calcext:value-type="float">
            <text:p>21,653736</text:p>
          </table:table-cell>
          <table:table-cell table:formula="of:=[.C22]*([.B6]/[.B5])" office:value-type="currency" office:currency="BRL" office:value="1.26072655728838" calcext:value-type="currency">
            <text:p>R$ 1,26</text:p>
          </table:table-cell>
          <table:table-cell table:number-columns-repeated="9"/>
          <table:table-cell table:formula="of:=([.B23]/[.B22]) - 1" office:value-type="float" office:value="-0.0447053691442162" calcext:value-type="float">
            <text:p>-0,0447053691442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5-01-01</text:p>
          </table:table-cell>
          <table:table-cell office:value-type="float" office:value="20.785868" calcext:value-type="float">
            <text:p>20,785868</text:p>
          </table:table-cell>
          <table:table-cell table:formula="of:=[.C23]*([.B7]/[.B6])" office:value-type="currency" office:currency="BRL" office:value="1.31004597345396" calcext:value-type="currency">
            <text:p>R$ 1,31</text:p>
          </table:table-cell>
          <table:table-cell table:number-columns-repeated="9"/>
          <table:table-cell table:formula="of:=([.B24]/[.B23]) - 1" office:value-type="float" office:value="-0.0400793655191879" calcext:value-type="float">
            <text:p>-0,0400793655191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5-02-01</text:p>
          </table:table-cell>
          <table:table-cell office:value-type="float" office:value="23.233416" calcext:value-type="float">
            <text:p>23,233416</text:p>
          </table:table-cell>
          <table:table-cell table:formula="of:=[.C24]*([.B8]/[.B7])" office:value-type="currency" office:currency="BRL" office:value="1.34367674476813" calcext:value-type="currency">
            <text:p>R$ 1,34</text:p>
          </table:table-cell>
          <table:table-cell table:number-columns-repeated="9"/>
          <table:table-cell table:formula="of:=([.B25]/[.B24]) - 1" office:value-type="float" office:value="0.117750579384031" calcext:value-type="float">
            <text:p>0,1177505793840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5-03-01</text:p>
          </table:table-cell>
          <table:table-cell office:value-type="float" office:value="23.742729" calcext:value-type="float">
            <text:p>23,742729</text:p>
          </table:table-cell>
          <table:table-cell table:formula="of:=[.C25]*([.B9]/[.B8])" office:value-type="currency" office:currency="BRL" office:value="1.63397385920846" calcext:value-type="currency">
            <text:p>R$ 1,63</text:p>
          </table:table-cell>
          <table:table-cell table:number-columns-repeated="9"/>
          <table:table-cell table:formula="of:=([.B26]/[.B25]) - 1" office:value-type="float" office:value="0.0219215719289838" calcext:value-type="float">
            <text:p>0,0219215719289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5-04-01</text:p>
          </table:table-cell>
          <table:table-cell office:value-type="float" office:value="26.641998" calcext:value-type="float">
            <text:p>26,641998</text:p>
          </table:table-cell>
          <table:table-cell table:formula="of:=[.C26]*([.B10]/[.B9])" office:value-type="currency" office:currency="BRL" office:value="1.62319287525327" calcext:value-type="currency">
            <text:p>R$ 1,62</text:p>
          </table:table-cell>
          <table:table-cell table:number-columns-repeated="9"/>
          <table:table-cell table:formula="of:=([.B27]/[.B26]) - 1" office:value-type="float" office:value="0.122111868437702" calcext:value-type="float">
            <text:p>0,12211186843770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5-05-01</text:p>
          </table:table-cell>
          <table:table-cell office:value-type="float" office:value="25.344931" calcext:value-type="float">
            <text:p>25,344931</text:p>
          </table:table-cell>
          <table:table-cell table:formula="of:=[.C27]*([.B11]/[.B10])" office:value-type="currency" office:currency="BRL" office:value="1.57288300002419" calcext:value-type="currency">
            <text:p>R$ 1,57</text:p>
          </table:table-cell>
          <table:table-cell table:number-columns-repeated="9"/>
          <table:table-cell table:formula="of:=([.B28]/[.B27]) - 1" office:value-type="float" office:value="-0.0486850498224646" calcext:value-type="float">
            <text:p>-0,0486850498224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5-06-01</text:p>
          </table:table-cell>
          <table:table-cell office:value-type="float" office:value="38.144753" calcext:value-type="float">
            <text:p>38,144753</text:p>
          </table:table-cell>
          <table:table-cell table:formula="of:=[.C28]*([.B12]/[.B11])" office:value-type="currency" office:currency="BRL" office:value="1.53910030973859" calcext:value-type="currency">
            <text:p>R$ 1,54</text:p>
          </table:table-cell>
          <table:table-cell table:number-columns-repeated="9"/>
          <table:table-cell table:formula="of:=([.B29]/[.B28]) - 1" office:value-type="float" office:value="0.505024929837055" calcext:value-type="float">
            <text:p>0,5050249298370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5-07-01</text:p>
          </table:table-cell>
          <table:table-cell office:value-type="float" office:value="40.040092" calcext:value-type="float">
            <text:p>40,040092</text:p>
          </table:table-cell>
          <table:table-cell table:formula="of:=[.C29]*([.B13]/[.B12])" office:value-type="currency" office:currency="BRL" office:value="1.52136445300517" calcext:value-type="currency">
            <text:p>R$ 1,52</text:p>
          </table:table-cell>
          <table:table-cell table:number-columns-repeated="9"/>
          <table:table-cell table:formula="of:=([.B30]/[.B29]) - 1" office:value-type="float" office:value="0.0496880658789427" calcext:value-type="float">
            <text:p>0,0496880658789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5-08-01</text:p>
          </table:table-cell>
          <table:table-cell office:value-type="float" office:value="38.666664" calcext:value-type="float">
            <text:p>38,666664</text:p>
          </table:table-cell>
          <table:table-cell table:formula="of:=[.C30]*([.B14]/[.B13])" office:value-type="currency" office:currency="BRL" office:value="1.7326801998367" calcext:value-type="currency">
            <text:p>R$ 1,73</text:p>
          </table:table-cell>
          <table:table-cell table:number-columns-repeated="9"/>
          <table:table-cell table:formula="of:=([.B31]/[.B30]) - 1" office:value-type="float" office:value="-0.0343013197871774" calcext:value-type="float">
            <text:p>-0,0343013197871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5-09-01</text:p>
          </table:table-cell>
          <table:table-cell office:value-type="float" office:value="31.762878" calcext:value-type="float">
            <text:p>31,762878</text:p>
          </table:table-cell>
          <table:table-cell table:formula="of:=[.C31]*([.B15]/[.B14])" office:value-type="currency" office:currency="BRL" office:value="2.01712939538982" calcext:value-type="currency">
            <text:p>R$ 2,02</text:p>
          </table:table-cell>
          <table:table-cell table:number-columns-repeated="9"/>
          <table:table-cell table:formula="of:=([.B32]/[.B31]) - 1" office:value-type="float" office:value="-0.178546201968704" calcext:value-type="float">
            <text:p>-0,1785462019687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5-10-01</text:p>
          </table:table-cell>
          <table:table-cell office:value-type="float" office:value="33.833282" calcext:value-type="float">
            <text:p>33,833282</text:p>
          </table:table-cell>
          <table:table-cell table:formula="of:=[.C32]*([.B16]/[.B15])" office:value-type="currency" office:currency="BRL" office:value="2.04315672845683" calcext:value-type="currency">
            <text:p>R$ 2,04</text:p>
          </table:table-cell>
          <table:table-cell table:number-columns-repeated="9"/>
          <table:table-cell table:formula="of:=([.B33]/[.B32]) - 1" office:value-type="float" office:value="0.0651831361125399" calcext:value-type="float">
            <text:p>0,065183136112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5-11-01</text:p>
          </table:table-cell>
          <table:table-cell office:value-type="float" office:value="22.569626" calcext:value-type="float">
            <text:p>22,569626</text:p>
          </table:table-cell>
          <table:table-cell table:formula="of:=[.C33]*([.B17]/[.B16])" office:value-type="currency" office:currency="BRL" office:value="2.32234827257199" calcext:value-type="currency">
            <text:p>R$ 2,32</text:p>
          </table:table-cell>
          <table:table-cell table:number-columns-repeated="9"/>
          <table:table-cell table:formula="of:=([.B34]/[.B33]) - 1" office:value-type="float" office:value="-0.332916446001307" calcext:value-type="float">
            <text:p>-0,3329164460013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5-12-01</text:p>
          </table:table-cell>
          <table:table-cell office:value-type="float" office:value="21.592581" calcext:value-type="float">
            <text:p>21,592581</text:p>
          </table:table-cell>
          <table:table-cell table:formula="of:=[.C34]*([.B18]/[.B17])" office:value-type="currency" office:currency="BRL" office:value="2.11818658341925" calcext:value-type="currency">
            <text:p>R$ 2,12</text:p>
          </table:table-cell>
          <table:table-cell table:number-columns-repeated="9"/>
          <table:table-cell table:formula="of:=([.B35]/[.B34]) - 1" office:value-type="float" office:value="-0.0432902609905897" calcext:value-type="float">
            <text:p>-0,043290260990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6-01-01</text:p>
          </table:table-cell>
          <table:table-cell office:value-type="float" office:value="21.772528" calcext:value-type="float">
            <text:p>21,772528</text:p>
          </table:table-cell>
          <table:table-cell table:formula="of:=[.C35]*([.B19]/[.B18])" office:value-type="currency" office:currency="BRL" office:value="2.14166550357394" calcext:value-type="currency">
            <text:p>R$ 2,14</text:p>
          </table:table-cell>
          <table:table-cell table:number-columns-repeated="9"/>
          <table:table-cell table:formula="of:=([.B36]/[.B35]) - 1" office:value-type="float" office:value="0.00833374203852721" calcext:value-type="float">
            <text:p>0,0083337420385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6-02-01</text:p>
          </table:table-cell>
          <table:table-cell office:value-type="float" office:value="19.934055" calcext:value-type="float">
            <text:p>19,934055</text:p>
          </table:table-cell>
          <table:table-cell table:formula="of:=[.C36]*([.B20]/[.B19])" office:value-type="currency" office:currency="BRL" office:value="2.04162215454299" calcext:value-type="currency">
            <text:p>R$ 2,04</text:p>
          </table:table-cell>
          <table:table-cell table:number-columns-repeated="9"/>
          <table:table-cell table:formula="of:=([.B37]/[.B36]) - 1" office:value-type="float" office:value="-0.0844400337893698" calcext:value-type="float">
            <text:p>-0,084440033789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6-03-01</text:p>
          </table:table-cell>
          <table:table-cell office:value-type="float" office:value="22.428274" calcext:value-type="float">
            <text:p>22,428274</text:p>
          </table:table-cell>
          <table:table-cell table:formula="of:=[.C37]*([.B21]/[.B20])" office:value-type="currency" office:currency="BRL" office:value="2.14006554681164" calcext:value-type="currency">
            <text:p>R$ 2,14</text:p>
          </table:table-cell>
          <table:table-cell table:number-columns-repeated="9"/>
          <table:table-cell table:formula="of:=([.B38]/[.B37]) - 1" office:value-type="float" office:value="0.125123513504904" calcext:value-type="float">
            <text:p>0,1251235135049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6-04-01</text:p>
          </table:table-cell>
          <table:table-cell office:value-type="float" office:value="26.162363" calcext:value-type="float">
            <text:p>26,162363</text:p>
          </table:table-cell>
          <table:table-cell table:formula="of:=[.C38]*([.B22]/[.B21])" office:value-type="currency" office:currency="BRL" office:value="2.29417646304498" calcext:value-type="currency">
            <text:p>R$ 2,29</text:p>
          </table:table-cell>
          <table:table-cell table:number-columns-repeated="9"/>
          <table:table-cell table:formula="of:=([.B39]/[.B38]) - 1" office:value-type="float" office:value="0.166490252437615" calcext:value-type="float">
            <text:p>0,1664902524376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6-05-01</text:p>
          </table:table-cell>
          <table:table-cell office:value-type="float" office:value="24.79561" calcext:value-type="float">
            <text:p>24,79561</text:p>
          </table:table-cell>
          <table:table-cell table:formula="of:=[.C39]*([.B23]/[.B22])" office:value-type="currency" office:currency="BRL" office:value="2.19161445738258" calcext:value-type="currency">
            <text:p>R$ 2,19</text:p>
          </table:table-cell>
          <table:table-cell table:number-columns-repeated="9"/>
          <table:table-cell table:formula="of:=([.B40]/[.B39]) - 1" office:value-type="float" office:value="-0.0522411909046595" calcext:value-type="float">
            <text:p>-0,052241190904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6-06-01</text:p>
          </table:table-cell>
          <table:table-cell office:value-type="float" office:value="26.44351" calcext:value-type="float">
            <text:p>26,44351</text:p>
          </table:table-cell>
          <table:table-cell table:formula="of:=[.C40]*([.B24]/[.B23])" office:value-type="currency" office:currency="BRL" office:value="2.10377594046801" calcext:value-type="currency">
            <text:p>R$ 2,10</text:p>
          </table:table-cell>
          <table:table-cell table:number-columns-repeated="9"/>
          <table:table-cell table:formula="of:=([.B41]/[.B40]) - 1" office:value-type="float" office:value="0.066459345021155" calcext:value-type="float">
            <text:p>0,0664593450211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6-07-01</text:p>
          </table:table-cell>
          <table:table-cell office:value-type="float" office:value="28.700468" calcext:value-type="float">
            <text:p>28,700468</text:p>
          </table:table-cell>
          <table:table-cell table:formula="of:=[.C41]*([.B25]/[.B24])" office:value-type="currency" office:currency="BRL" office:value="2.3514967763523" calcext:value-type="currency">
            <text:p>R$ 2,35</text:p>
          </table:table-cell>
          <table:table-cell table:number-columns-repeated="9"/>
          <table:table-cell table:formula="of:=([.B42]/[.B41]) - 1" office:value-type="float" office:value="0.0853501672054882" calcext:value-type="float">
            <text:p>0,0853501672054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6-08-01</text:p>
          </table:table-cell>
          <table:table-cell office:value-type="float" office:value="26.232649" calcext:value-type="float">
            <text:p>26,232649</text:p>
          </table:table-cell>
          <table:table-cell table:formula="of:=[.C42]*([.B26]/[.B25])" office:value-type="currency" office:currency="BRL" office:value="2.40304528207588" calcext:value-type="currency">
            <text:p>R$ 2,40</text:p>
          </table:table-cell>
          <table:table-cell table:number-columns-repeated="9"/>
          <table:table-cell table:formula="of:=([.B43]/[.B42]) - 1" office:value-type="float" office:value="-0.0859853226086767" calcext:value-type="float">
            <text:p>-0,0859853226086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6-09-01</text:p>
          </table:table-cell>
          <table:table-cell office:value-type="float" office:value="25.389206" calcext:value-type="float">
            <text:p>25,389206</text:p>
          </table:table-cell>
          <table:table-cell table:formula="of:=[.C43]*([.B27]/[.B26])" office:value-type="currency" office:currency="BRL" office:value="2.69648563141057" calcext:value-type="currency">
            <text:p>R$ 2,70</text:p>
          </table:table-cell>
          <table:table-cell table:number-columns-repeated="9"/>
          <table:table-cell table:formula="of:=([.B44]/[.B43]) - 1" office:value-type="float" office:value="-0.0321524143444299" calcext:value-type="float">
            <text:p>-0,032152414344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6-10-01</text:p>
          </table:table-cell>
          <table:table-cell office:value-type="float" office:value="25.554651" calcext:value-type="float">
            <text:p>25,554651</text:p>
          </table:table-cell>
          <table:table-cell table:formula="of:=[.C44]*([.B28]/[.B27])" office:value-type="currency" office:currency="BRL" office:value="2.56520709409979" calcext:value-type="currency">
            <text:p>R$ 2,57</text:p>
          </table:table-cell>
          <table:table-cell table:number-columns-repeated="9"/>
          <table:table-cell table:formula="of:=([.B45]/[.B44]) - 1" office:value-type="float" office:value="0.00651635187016075" calcext:value-type="float">
            <text:p>0,0065163518701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6-11-01</text:p>
          </table:table-cell>
          <table:table-cell office:value-type="float" office:value="23.440905" calcext:value-type="float">
            <text:p>23,440905</text:p>
          </table:table-cell>
          <table:table-cell table:formula="of:=[.C45]*([.B29]/[.B28])" office:value-type="currency" office:currency="BRL" office:value="3.86070062681505" calcext:value-type="currency">
            <text:p>R$ 3,86</text:p>
          </table:table-cell>
          <table:table-cell table:number-columns-repeated="9"/>
          <table:table-cell table:formula="of:=([.B46]/[.B45]) - 1" office:value-type="float" office:value="-0.0827147277417327" calcext:value-type="float">
            <text:p>-0,0827147277417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6-12-01</text:p>
          </table:table-cell>
          <table:table-cell office:value-type="float" office:value="21.997538" calcext:value-type="float">
            <text:p>21,997538</text:p>
          </table:table-cell>
          <table:table-cell table:formula="of:=[.C46]*([.B30]/[.B29])" office:value-type="currency" office:currency="BRL" office:value="4.05253137389911" calcext:value-type="currency">
            <text:p>R$ 4,05</text:p>
          </table:table-cell>
          <table:table-cell table:number-columns-repeated="9"/>
          <table:table-cell table:formula="of:=([.B47]/[.B46]) - 1" office:value-type="float" office:value="-0.0615747130923487" calcext:value-type="float">
            <text:p>-0,0615747130923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7-01-01</text:p>
          </table:table-cell>
          <table:table-cell office:value-type="float" office:value="20.893293" calcext:value-type="float">
            <text:p>20,893293</text:p>
          </table:table-cell>
          <table:table-cell table:formula="of:=[.C47]*([.B31]/[.B30])" office:value-type="currency" office:currency="BRL" office:value="3.91352419929542" calcext:value-type="currency">
            <text:p>R$ 3,91</text:p>
          </table:table-cell>
          <table:table-cell table:number-columns-repeated="9"/>
          <table:table-cell table:formula="of:=([.B48]/[.B47]) - 1" office:value-type="float" office:value="-0.0501985722220368" calcext:value-type="float">
            <text:p>-0,0501985722220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7-02-01</text:p>
          </table:table-cell>
          <table:table-cell office:value-type="float" office:value="21.61791" calcext:value-type="float">
            <text:p>21,61791</text:p>
          </table:table-cell>
          <table:table-cell table:formula="of:=[.C48]*([.B32]/[.B31])" office:value-type="currency" office:currency="BRL" office:value="3.21477931719861" calcext:value-type="currency">
            <text:p>R$ 3,21</text:p>
          </table:table-cell>
          <table:table-cell table:number-columns-repeated="9"/>
          <table:table-cell table:formula="of:=([.B49]/[.B48]) - 1" office:value-type="float" office:value="0.0346817995612276" calcext:value-type="float">
            <text:p>0,0346817995612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7-03-01</text:p>
          </table:table-cell>
          <table:table-cell office:value-type="float" office:value="22.434193" calcext:value-type="float">
            <text:p>22,434193</text:p>
          </table:table-cell>
          <table:table-cell table:formula="of:=[.C49]*([.B33]/[.B32])" office:value-type="currency" office:currency="BRL" office:value="3.42432871500335" calcext:value-type="currency">
            <text:p>R$ 3,42</text:p>
          </table:table-cell>
          <table:table-cell table:number-columns-repeated="9"/>
          <table:table-cell table:formula="of:=([.B50]/[.B49]) - 1" office:value-type="float" office:value="0.0377595706522973" calcext:value-type="float">
            <text:p>0,0377595706522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7-04-01</text:p>
          </table:table-cell>
          <table:table-cell office:value-type="float" office:value="23.087229" calcext:value-type="float">
            <text:p>23,087229</text:p>
          </table:table-cell>
          <table:table-cell table:formula="of:=[.C50]*([.B34]/[.B33])" office:value-type="currency" office:currency="BRL" office:value="2.28431336926421" calcext:value-type="currency">
            <text:p>R$ 2,28</text:p>
          </table:table-cell>
          <table:table-cell table:number-columns-repeated="9"/>
          <table:table-cell table:formula="of:=([.B51]/[.B50]) - 1" office:value-type="float" office:value="0.0291089588112219" calcext:value-type="float">
            <text:p>0,0291089588112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7-05-01</text:p>
          </table:table-cell>
          <table:table-cell office:value-type="float" office:value="21.85144" calcext:value-type="float">
            <text:p>21,85144</text:p>
          </table:table-cell>
          <table:table-cell table:formula="of:=[.C51]*([.B35]/[.B34])" office:value-type="currency" office:currency="BRL" office:value="2.18542484732447" calcext:value-type="currency">
            <text:p>R$ 2,19</text:p>
          </table:table-cell>
          <table:table-cell table:number-columns-repeated="9"/>
          <table:table-cell table:formula="of:=([.B52]/[.B51]) - 1" office:value-type="float" office:value="-0.0535269520651439" calcext:value-type="float">
            <text:p>-0,0535269520651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7-06-01</text:p>
          </table:table-cell>
          <table:table-cell office:value-type="float" office:value="23.566219" calcext:value-type="float">
            <text:p>23,566219</text:p>
          </table:table-cell>
          <table:table-cell table:formula="of:=[.C52]*([.B36]/[.B35])" office:value-type="currency" office:currency="BRL" office:value="2.20363761424666" calcext:value-type="currency">
            <text:p>R$ 2,20</text:p>
          </table:table-cell>
          <table:table-cell table:number-columns-repeated="9"/>
          <table:table-cell table:formula="of:=([.B53]/[.B52]) - 1" office:value-type="float" office:value="0.0784744163313722" calcext:value-type="float">
            <text:p>0,0784744163313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7-07-01</text:p>
          </table:table-cell>
          <table:table-cell office:value-type="float" office:value="25.124771" calcext:value-type="float">
            <text:p>25,124771</text:p>
          </table:table-cell>
          <table:table-cell table:formula="of:=[.C53]*([.B37]/[.B36])" office:value-type="currency" office:currency="BRL" office:value="2.01756237964015" calcext:value-type="currency">
            <text:p>R$ 2,02</text:p>
          </table:table-cell>
          <table:table-cell table:number-columns-repeated="9"/>
          <table:table-cell table:formula="of:=([.B54]/[.B53]) - 1" office:value-type="float" office:value="0.0661350045164224" calcext:value-type="float">
            <text:p>0,0661350045164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7-08-01</text:p>
          </table:table-cell>
          <table:table-cell office:value-type="float" office:value="21.591902" calcext:value-type="float">
            <text:p>21,591902</text:p>
          </table:table-cell>
          <table:table-cell table:formula="of:=[.C54]*([.B38]/[.B37])" office:value-type="currency" office:currency="BRL" office:value="2.27000687329604" calcext:value-type="currency">
            <text:p>R$ 2,27</text:p>
          </table:table-cell>
          <table:table-cell table:number-columns-repeated="9"/>
          <table:table-cell table:formula="of:=([.B55]/[.B54]) - 1" office:value-type="float" office:value="-0.140612983099428" calcext:value-type="float">
            <text:p>-0,1406129830994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7-09-01</text:p>
          </table:table-cell>
          <table:table-cell office:value-type="float" office:value="21.158716" calcext:value-type="float">
            <text:p>21,158716</text:p>
          </table:table-cell>
          <table:table-cell table:formula="of:=[.C55]*([.B39]/[.B38])" office:value-type="currency" office:currency="BRL" office:value="2.64794089066621" calcext:value-type="currency">
            <text:p>R$ 2,65</text:p>
          </table:table-cell>
          <table:table-cell table:number-columns-repeated="9"/>
          <table:table-cell table:formula="of:=([.B56]/[.B55]) - 1" office:value-type="float" office:value="-0.0200624289606355" calcext:value-type="float">
            <text:p>-0,0200624289606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7-10-01</text:p>
          </table:table-cell>
          <table:table-cell office:value-type="float" office:value="21.889906" calcext:value-type="float">
            <text:p>21,889906</text:p>
          </table:table-cell>
          <table:table-cell table:formula="of:=[.C56]*([.B40]/[.B39])" office:value-type="currency" office:currency="BRL" office:value="2.50960930509267" calcext:value-type="currency">
            <text:p>R$ 2,51</text:p>
          </table:table-cell>
          <table:table-cell table:number-columns-repeated="9"/>
          <table:table-cell table:formula="of:=([.B57]/[.B56]) - 1" office:value-type="float" office:value="0.0345573899663856" calcext:value-type="float">
            <text:p>0,0345573899663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7-11-01</text:p>
          </table:table-cell>
          <table:table-cell office:value-type="float" office:value="22.39852" calcext:value-type="float">
            <text:p>22,39852</text:p>
          </table:table-cell>
          <table:table-cell table:formula="of:=[.C57]*([.B41]/[.B40])" office:value-type="currency" office:currency="BRL" office:value="2.67639629576812" calcext:value-type="currency">
            <text:p>R$ 2,68</text:p>
          </table:table-cell>
          <table:table-cell table:number-columns-repeated="9"/>
          <table:table-cell table:formula="of:=([.B58]/[.B57]) - 1" office:value-type="float" office:value="0.0232350929236518" calcext:value-type="float">
            <text:p>0,0232350929236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7-12-01</text:p>
          </table:table-cell>
          <table:table-cell office:value-type="float" office:value="23.004942" calcext:value-type="float">
            <text:p>23,004942</text:p>
          </table:table-cell>
          <table:table-cell table:formula="of:=[.C58]*([.B42]/[.B41])" office:value-type="currency" office:currency="BRL" office:value="2.90482716712008" calcext:value-type="currency">
            <text:p>R$ 2,90</text:p>
          </table:table-cell>
          <table:table-cell table:number-columns-repeated="9"/>
          <table:table-cell table:formula="of:=([.B59]/[.B58]) - 1" office:value-type="float" office:value="0.027074199545327" calcext:value-type="float">
            <text:p>0,0270741995453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8-01-01</text:p>
          </table:table-cell>
          <table:table-cell office:value-type="float" office:value="23.641226" calcext:value-type="float">
            <text:p>23,641226</text:p>
          </table:table-cell>
          <table:table-cell table:formula="of:=[.C59]*([.B43]/[.B42])" office:value-type="currency" office:currency="BRL" office:value="2.65505466603281" calcext:value-type="currency">
            <text:p>R$ 2,66</text:p>
          </table:table-cell>
          <table:table-cell table:number-columns-repeated="9"/>
          <table:table-cell table:formula="of:=([.B60]/[.B59]) - 1" office:value-type="float" office:value="0.0276585787523393" calcext:value-type="float">
            <text:p>0,0276585787523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8-02-01</text:p>
          </table:table-cell>
          <table:table-cell office:value-type="float" office:value="23.778849" calcext:value-type="float">
            <text:p>23,778849</text:p>
          </table:table-cell>
          <table:table-cell table:formula="of:=[.C60]*([.B44]/[.B43])" office:value-type="currency" office:currency="BRL" office:value="2.56968824830341" calcext:value-type="currency">
            <text:p>R$ 2,57</text:p>
          </table:table-cell>
          <table:table-cell table:number-columns-repeated="9"/>
          <table:table-cell table:formula="of:=([.B61]/[.B60]) - 1" office:value-type="float" office:value="0.00582131400461217" calcext:value-type="float">
            <text:p>0,0058213140046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8-03-01</text:p>
          </table:table-cell>
          <table:table-cell office:value-type="float" office:value="20.947798" calcext:value-type="float">
            <text:p>20,947798</text:p>
          </table:table-cell>
          <table:table-cell table:formula="of:=[.C61]*([.B45]/[.B44])" office:value-type="currency" office:currency="BRL" office:value="2.58643324112597" calcext:value-type="currency">
            <text:p>R$ 2,59</text:p>
          </table:table-cell>
          <table:table-cell table:number-columns-repeated="9"/>
          <table:table-cell table:formula="of:=([.B62]/[.B61]) - 1" office:value-type="float" office:value="-0.119057528814788" calcext:value-type="float">
            <text:p>-0,1190575288147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2]*([.B46]/[.B45])" office:value-type="currency" office:currency="BRL" office:value="2.37249711976407" calcext:value-type="currency">
            <text:p>R$ 2,3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63]*([.B47]/[.B46])" office:value-type="currency" office:currency="BRL" office:value="2.22641129030218" calcext:value-type="currency">
            <text:p>R$ 2,2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64]*([.B48]/[.B47])" office:value-type="currency" office:currency="BRL" office:value="2.11464862234998" calcext:value-type="currency">
            <text:p>R$ 2,1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65]*([.B49]/[.B48])" office:value-type="currency" office:currency="BRL" office:value="2.18798844201275" calcext:value-type="currency">
            <text:p>R$ 2,1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66]*([.B50]/[.B49])" office:value-type="currency" office:currency="BRL" office:value="2.27060594617534" calcext:value-type="currency">
            <text:p>R$ 2,2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67]*([.B51]/[.B50])" office:value-type="currency" office:currency="BRL" office:value="2.33670092113908" calcext:value-type="currency">
            <text:p>R$ 2,3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68]*([.B52]/[.B51])" office:value-type="currency" office:currency="BRL" office:value="2.21162444294269" calcext:value-type="currency">
            <text:p>R$ 2,2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69]*([.B53]/[.B52])" office:value-type="currency" office:currency="BRL" office:value="2.38518038024681" calcext:value-type="currency">
            <text:p>R$ 2,3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70]*([.B54]/[.B53])" office:value-type="currency" office:currency="BRL" office:value="2.54292429546692" calcext:value-type="currency">
            <text:p>R$ 2,5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71]*([.B55]/[.B54])" office:value-type="currency" office:currency="BRL" office:value="2.1853561244853" calcext:value-type="currency">
            <text:p>R$ 2,1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72]*([.B56]/[.B55])" office:value-type="currency" office:currency="BRL" office:value="2.14151257248412" calcext:value-type="currency">
            <text:p>R$ 2,1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73]*([.B57]/[.B56])" office:value-type="currency" office:currency="BRL" office:value="2.21551765756938" calcext:value-type="currency">
            <text:p>R$ 2,2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74]*([.B58]/[.B57])" office:value-type="currency" office:currency="BRL" office:value="2.26699541621699" calcext:value-type="currency">
            <text:p>R$ 2,2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75]*([.B59]/[.B58])" office:value-type="currency" office:currency="BRL" office:value="2.32837250248399" calcext:value-type="currency">
            <text:p>R$ 2,3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76]*([.B60]/[.B59])" office:value-type="currency" office:currency="BRL" office:value="2.39277197670873" calcext:value-type="currency">
            <text:p>R$ 2,3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77]*([.B61]/[.B60])" office:value-type="currency" office:currency="BRL" office:value="2.40670105372659" calcext:value-type="currency">
            <text:p>R$ 2,4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78]*([.B62]/[.B61])" office:value-type="currency" office:currency="BRL" office:value="2.12016517367395" calcext:value-type="currency">
            <text:p>R$ 2,12</text:p>
          </table:table-cell>
          <table:table-cell table:number-columns-repeated="12"/>
        </table:table-row>
        <table:table-row table:style-name="ro1" table:number-rows-repeated="48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/00/0000</text:date>, <text:time style:data-style-name="N2" text:time-value="19:41:54.575049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0T19:53:23.205409758</dc:date>
    <meta:editing-duration>PT42M43S</meta:editing-duration>
    <meta:editing-cycles>3</meta:editing-cycles>
    <meta:generator>LibreOffice/5.4.5.1$Linux_X86_64 LibreOffice_project/40m0$Build-1</meta:generator>
    <meta:document-statistic meta:table-count="1" meta:cell-count="2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mean-value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mean-valu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>
      <style:graphic-properties svg:stroke-width="0.05cm" svg:stroke-color="#454fa1"/>
    </style:style>
    <style:style style:name="ch13" style:family="chart">
      <style:graphic-properties svg:stroke-width="0.05cm" svg:stroke-color="#454fa1"/>
    </style:style>
    <style:style style:name="ch14" style:family="chart">
      <style:graphic-properties svg:stroke-color="#b3b3b3" draw:fill="none" draw:fill-color="#e6e6e6" draw:opacity="0%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694cm" svg:height="9.803cm" xlink:href=".." xlink:type="simple" chart:class="chart:line" chart:style-name="ch1">
        <chart:title svg:x="6.446cm" svg:y="0.332cm" chart:style-name="ch2">
          <text:p>Rendimento Simples Mensal</text:p>
        </chart:title>
        <chart:legend svg:x="10.602cm" svg:y="1.552cm" style:legend-expansion="custom" chartooo:width="4.88cm" chartooo:height="1.193cm" style:legend-expansion-aspect-ratio="4.09052808046941" chart:style-name="ch3"/>
        <chart:plot-area chart:style-name="ch4" table:cell-range-address="'CIEL3.SA'.A3:'CIEL3.SA'.A62 'CIEL3.SA'.M3:'CIEL3.SA'.M62" chart:data-source-has-labels="both" svg:x="1.627cm" svg:y="1.352cm" svg:width="16.424cm" svg:height="7.496cm">
          <chartooo:coordinate-region svg:x="2.966cm" svg:y="1.551cm" svg:width="15.085cm" svg:height="7.098cm"/>
          <chart:axis chart:dimension="x" chart:name="primary-x" chart:style-name="ch5" chartooo:axis-type="auto">
            <chartooo:date-scale/>
            <chart:title svg:x="9.477cm" svg:y="9.044cm" chart:style-name="ch6">
              <text:p>Mês</text:p>
            </chart:title>
            <chart:categories table:cell-range-address="'CIEL3.SA'.A3:'CIEL3.SA'.A62"/>
          </chart:axis>
          <chart:axis chart:dimension="x" chart:name="secondary-x" chart:style-name="ch7"/>
          <chart:axis chart:dimension="y" chart:name="primary-y" chart:style-name="ch8">
            <chart:title svg:x="0.694cm" svg:y="6.665cm" chart:style-name="ch9">
              <text:p>Rendimento Simples</text:p>
            </chart:title>
          </chart:axis>
          <chart:axis chart:dimension="y" chart:name="secondary-y" chart:style-name="ch10"/>
          <chart:series chart:attached-axis="primary-y" chart:style-name="ch11" chart:values-cell-range-address="'CIEL3.SA'.M3:'CIEL3.SA'.M62" loext:label-string="rendimentos" chart:class="chart:line">
            <chart:mean-value chart:style-name="ch12"/>
            <chart:regression-curve chart:style-name="ch13"/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ndimentos</text:p>
              </table:table-cell>
            </table:table-row>
          </table:table-header-rows>
          <table:table-rows>
            <table:table-row>
              <table:table-cell office:value-type="string">
                <text:p>2013-04-01</text:p>
                <draw:g>
                  <svg:desc>'CIEL3.SA'.A3:'CIEL3.SA'.A62</svg:desc>
                </draw:g>
              </table:table-cell>
              <table:table-cell office:value-type="float" office:value="0.190567117265151">
                <text:p>0.190567117265151</text:p>
                <draw:g>
                  <svg:desc>'CIEL3.SA'.M3:'CIEL3.SA'.M62</svg:desc>
                </draw:g>
              </table:table-cell>
            </table:table-row>
            <table:table-row>
              <table:table-cell office:value-type="string">
                <text:p>2013-05-01</text:p>
              </table:table-cell>
              <table:table-cell office:value-type="float" office:value="0.0188252760470626">
                <text:p>0.0188252760470626</text:p>
              </table:table-cell>
            </table:table-row>
            <table:table-row>
              <table:table-cell office:value-type="string">
                <text:p>2013-06-01</text:p>
              </table:table-cell>
              <table:table-cell office:value-type="float" office:value="0.0332699601529134">
                <text:p>0.0332699601529134</text:p>
              </table:table-cell>
            </table:table-row>
            <table:table-row>
              <table:table-cell office:value-type="string">
                <text:p>2013-07-01</text:p>
              </table:table-cell>
              <table:table-cell office:value-type="float" office:value="0.00589697843650772">
                <text:p>0.00589697843650772</text:p>
              </table:table-cell>
            </table:table-row>
            <table:table-row>
              <table:table-cell office:value-type="string">
                <text:p>2013-08-01</text:p>
              </table:table-cell>
              <table:table-cell office:value-type="float" office:value="0.0391198360028628">
                <text:p>0.0391198360028628</text:p>
              </table:table-cell>
            </table:table-row>
            <table:table-row>
              <table:table-cell office:value-type="string">
                <text:p>2013-09-01</text:p>
              </table:table-cell>
              <table:table-cell office:value-type="float" office:value="0.0256714435948442">
                <text:p>0.0256714435948442</text:p>
              </table:table-cell>
            </table:table-row>
            <table:table-row>
              <table:table-cell office:value-type="string">
                <text:p>2013-10-01</text:p>
              </table:table-cell>
              <table:table-cell office:value-type="float" office:value="0.216046839815199">
                <text:p>0.216046839815199</text:p>
              </table:table-cell>
            </table:table-row>
            <table:table-row>
              <table:table-cell office:value-type="string">
                <text:p>2013-11-01</text:p>
              </table:table-cell>
              <table:table-cell office:value-type="float" office:value="-0.00659801495258505">
                <text:p>-0.00659801495258505</text:p>
              </table:table-cell>
            </table:table-row>
            <table:table-row>
              <table:table-cell office:value-type="string">
                <text:p>2013-12-01</text:p>
              </table:table-cell>
              <table:table-cell office:value-type="float" office:value="-0.0309943913604417">
                <text:p>-0.0309943913604417</text:p>
              </table:table-cell>
            </table:table-row>
            <table:table-row>
              <table:table-cell office:value-type="string">
                <text:p>2014-01-01</text:p>
              </table:table-cell>
              <table:table-cell office:value-type="float" office:value="-0.0214781965887336">
                <text:p>-0.0214781965887336</text:p>
              </table:table-cell>
            </table:table-row>
            <table:table-row>
              <table:table-cell office:value-type="string">
                <text:p>2014-02-01</text:p>
              </table:table-cell>
              <table:table-cell office:value-type="float" office:value="-0.0115235222949429">
                <text:p>-0.0115235222949429</text:p>
              </table:table-cell>
            </table:table-row>
            <table:table-row>
              <table:table-cell office:value-type="string">
                <text:p>2014-03-01</text:p>
              </table:table-cell>
              <table:table-cell office:value-type="float" office:value="0.138898832830045">
                <text:p>0.138898832830045</text:p>
              </table:table-cell>
            </table:table-row>
            <table:table-row>
              <table:table-cell office:value-type="string">
                <text:p>2014-04-01</text:p>
              </table:table-cell>
              <table:table-cell office:value-type="float" office:value="0.164167164592707">
                <text:p>0.164167164592707</text:p>
              </table:table-cell>
            </table:table-row>
            <table:table-row>
              <table:table-cell office:value-type="string">
                <text:p>2014-05-01</text:p>
              </table:table-cell>
              <table:table-cell office:value-type="float" office:value="0.0129031549123706">
                <text:p>0.0129031549123706</text:p>
              </table:table-cell>
            </table:table-row>
            <table:table-row>
              <table:table-cell office:value-type="string">
                <text:p>2014-06-01</text:p>
              </table:table-cell>
              <table:table-cell office:value-type="float" office:value="0.136647150082325">
                <text:p>0.136647150082325</text:p>
              </table:table-cell>
            </table:table-row>
            <table:table-row>
              <table:table-cell office:value-type="string">
                <text:p>2014-07-01</text:p>
              </table:table-cell>
              <table:table-cell office:value-type="float" office:value="-0.087911745005681">
                <text:p>-0.087911745005681</text:p>
              </table:table-cell>
            </table:table-row>
            <table:table-row>
              <table:table-cell office:value-type="string">
                <text:p>2014-08-01</text:p>
              </table:table-cell>
              <table:table-cell office:value-type="float" office:value="0.0110844438060727">
                <text:p>0.0110844438060727</text:p>
              </table:table-cell>
            </table:table-row>
            <table:table-row>
              <table:table-cell office:value-type="string">
                <text:p>2014-09-01</text:p>
              </table:table-cell>
              <table:table-cell office:value-type="float" office:value="-0.0467128731653019">
                <text:p>-0.0467128731653019</text:p>
              </table:table-cell>
            </table:table-row>
            <table:table-row>
              <table:table-cell office:value-type="string">
                <text:p>2014-10-01</text:p>
              </table:table-cell>
              <table:table-cell office:value-type="float" office:value="0.0482182229701982">
                <text:p>0.0482182229701982</text:p>
              </table:table-cell>
            </table:table-row>
            <table:table-row>
              <table:table-cell office:value-type="string">
                <text:p>2014-11-01</text:p>
              </table:table-cell>
              <table:table-cell office:value-type="float" office:value="0.0720122411497806">
                <text:p>0.0720122411497806</text:p>
              </table:table-cell>
            </table:table-row>
            <table:table-row>
              <table:table-cell office:value-type="string">
                <text:p>2014-12-01</text:p>
              </table:table-cell>
              <table:table-cell office:value-type="float" office:value="-0.0447053691442162">
                <text:p>-0.0447053691442162</text:p>
              </table:table-cell>
            </table:table-row>
            <table:table-row>
              <table:table-cell office:value-type="string">
                <text:p>2015-01-01</text:p>
              </table:table-cell>
              <table:table-cell office:value-type="float" office:value="-0.0400793655191879">
                <text:p>-0.0400793655191879</text:p>
              </table:table-cell>
            </table:table-row>
            <table:table-row>
              <table:table-cell office:value-type="string">
                <text:p>2015-02-01</text:p>
              </table:table-cell>
              <table:table-cell office:value-type="float" office:value="0.117750579384031">
                <text:p>0.117750579384031</text:p>
              </table:table-cell>
            </table:table-row>
            <table:table-row>
              <table:table-cell office:value-type="string">
                <text:p>2015-03-01</text:p>
              </table:table-cell>
              <table:table-cell office:value-type="float" office:value="0.0219215719289838">
                <text:p>0.0219215719289838</text:p>
              </table:table-cell>
            </table:table-row>
            <table:table-row>
              <table:table-cell office:value-type="string">
                <text:p>2015-04-01</text:p>
              </table:table-cell>
              <table:table-cell office:value-type="float" office:value="0.122111868437702">
                <text:p>0.122111868437702</text:p>
              </table:table-cell>
            </table:table-row>
            <table:table-row>
              <table:table-cell office:value-type="string">
                <text:p>2015-05-01</text:p>
              </table:table-cell>
              <table:table-cell office:value-type="float" office:value="-0.0486850498224646">
                <text:p>-0.0486850498224646</text:p>
              </table:table-cell>
            </table:table-row>
            <table:table-row>
              <table:table-cell office:value-type="string">
                <text:p>2015-06-01</text:p>
              </table:table-cell>
              <table:table-cell office:value-type="float" office:value="0.505024929837055">
                <text:p>0.505024929837055</text:p>
              </table:table-cell>
            </table:table-row>
            <table:table-row>
              <table:table-cell office:value-type="string">
                <text:p>2015-07-01</text:p>
              </table:table-cell>
              <table:table-cell office:value-type="float" office:value="0.0496880658789427">
                <text:p>0.0496880658789427</text:p>
              </table:table-cell>
            </table:table-row>
            <table:table-row>
              <table:table-cell office:value-type="string">
                <text:p>2015-08-01</text:p>
              </table:table-cell>
              <table:table-cell office:value-type="float" office:value="-0.0343013197871774">
                <text:p>-0.0343013197871774</text:p>
              </table:table-cell>
            </table:table-row>
            <table:table-row>
              <table:table-cell office:value-type="string">
                <text:p>2015-09-01</text:p>
              </table:table-cell>
              <table:table-cell office:value-type="float" office:value="-0.178546201968704">
                <text:p>-0.178546201968704</text:p>
              </table:table-cell>
            </table:table-row>
            <table:table-row>
              <table:table-cell office:value-type="string">
                <text:p>2015-10-01</text:p>
              </table:table-cell>
              <table:table-cell office:value-type="float" office:value="0.0651831361125399">
                <text:p>0.0651831361125399</text:p>
              </table:table-cell>
            </table:table-row>
            <table:table-row>
              <table:table-cell office:value-type="string">
                <text:p>2015-11-01</text:p>
              </table:table-cell>
              <table:table-cell office:value-type="float" office:value="-0.332916446001307">
                <text:p>-0.332916446001307</text:p>
              </table:table-cell>
            </table:table-row>
            <table:table-row>
              <table:table-cell office:value-type="string">
                <text:p>2015-12-01</text:p>
              </table:table-cell>
              <table:table-cell office:value-type="float" office:value="-0.0432902609905897">
                <text:p>-0.0432902609905897</text:p>
              </table:table-cell>
            </table:table-row>
            <table:table-row>
              <table:table-cell office:value-type="string">
                <text:p>2016-01-01</text:p>
              </table:table-cell>
              <table:table-cell office:value-type="float" office:value="0.00833374203852721">
                <text:p>0.00833374203852721</text:p>
              </table:table-cell>
            </table:table-row>
            <table:table-row>
              <table:table-cell office:value-type="string">
                <text:p>2016-02-01</text:p>
              </table:table-cell>
              <table:table-cell office:value-type="float" office:value="-0.0844400337893698">
                <text:p>-0.0844400337893698</text:p>
              </table:table-cell>
            </table:table-row>
            <table:table-row>
              <table:table-cell office:value-type="string">
                <text:p>2016-03-01</text:p>
              </table:table-cell>
              <table:table-cell office:value-type="float" office:value="0.125123513504904">
                <text:p>0.125123513504904</text:p>
              </table:table-cell>
            </table:table-row>
            <table:table-row>
              <table:table-cell office:value-type="string">
                <text:p>2016-04-01</text:p>
              </table:table-cell>
              <table:table-cell office:value-type="float" office:value="0.166490252437615">
                <text:p>0.166490252437615</text:p>
              </table:table-cell>
            </table:table-row>
            <table:table-row>
              <table:table-cell office:value-type="string">
                <text:p>2016-05-01</text:p>
              </table:table-cell>
              <table:table-cell office:value-type="float" office:value="-0.0522411909046595">
                <text:p>-0.0522411909046595</text:p>
              </table:table-cell>
            </table:table-row>
            <table:table-row>
              <table:table-cell office:value-type="string">
                <text:p>2016-06-01</text:p>
              </table:table-cell>
              <table:table-cell office:value-type="float" office:value="0.066459345021155">
                <text:p>0.066459345021155</text:p>
              </table:table-cell>
            </table:table-row>
            <table:table-row>
              <table:table-cell office:value-type="string">
                <text:p>2016-07-01</text:p>
              </table:table-cell>
              <table:table-cell office:value-type="float" office:value="0.0853501672054882">
                <text:p>0.0853501672054882</text:p>
              </table:table-cell>
            </table:table-row>
            <table:table-row>
              <table:table-cell office:value-type="string">
                <text:p>2016-08-01</text:p>
              </table:table-cell>
              <table:table-cell office:value-type="float" office:value="-0.0859853226086767">
                <text:p>-0.0859853226086767</text:p>
              </table:table-cell>
            </table:table-row>
            <table:table-row>
              <table:table-cell office:value-type="string">
                <text:p>2016-09-01</text:p>
              </table:table-cell>
              <table:table-cell office:value-type="float" office:value="-0.0321524143444299">
                <text:p>-0.0321524143444299</text:p>
              </table:table-cell>
            </table:table-row>
            <table:table-row>
              <table:table-cell office:value-type="string">
                <text:p>2016-10-01</text:p>
              </table:table-cell>
              <table:table-cell office:value-type="float" office:value="0.00651635187016075">
                <text:p>0.00651635187016075</text:p>
              </table:table-cell>
            </table:table-row>
            <table:table-row>
              <table:table-cell office:value-type="string">
                <text:p>2016-11-01</text:p>
              </table:table-cell>
              <table:table-cell office:value-type="float" office:value="-0.0827147277417327">
                <text:p>-0.0827147277417327</text:p>
              </table:table-cell>
            </table:table-row>
            <table:table-row>
              <table:table-cell office:value-type="string">
                <text:p>2016-12-01</text:p>
              </table:table-cell>
              <table:table-cell office:value-type="float" office:value="-0.0615747130923487">
                <text:p>-0.0615747130923487</text:p>
              </table:table-cell>
            </table:table-row>
            <table:table-row>
              <table:table-cell office:value-type="string">
                <text:p>2017-01-01</text:p>
              </table:table-cell>
              <table:table-cell office:value-type="float" office:value="-0.0501985722220368">
                <text:p>-0.0501985722220368</text:p>
              </table:table-cell>
            </table:table-row>
            <table:table-row>
              <table:table-cell office:value-type="string">
                <text:p>2017-02-01</text:p>
              </table:table-cell>
              <table:table-cell office:value-type="float" office:value="0.0346817995612276">
                <text:p>0.0346817995612276</text:p>
              </table:table-cell>
            </table:table-row>
            <table:table-row>
              <table:table-cell office:value-type="string">
                <text:p>2017-03-01</text:p>
              </table:table-cell>
              <table:table-cell office:value-type="float" office:value="0.0377595706522973">
                <text:p>0.0377595706522973</text:p>
              </table:table-cell>
            </table:table-row>
            <table:table-row>
              <table:table-cell office:value-type="string">
                <text:p>2017-04-01</text:p>
              </table:table-cell>
              <table:table-cell office:value-type="float" office:value="0.0291089588112219">
                <text:p>0.0291089588112219</text:p>
              </table:table-cell>
            </table:table-row>
            <table:table-row>
              <table:table-cell office:value-type="string">
                <text:p>2017-05-01</text:p>
              </table:table-cell>
              <table:table-cell office:value-type="float" office:value="-0.0535269520651439">
                <text:p>-0.0535269520651439</text:p>
              </table:table-cell>
            </table:table-row>
            <table:table-row>
              <table:table-cell office:value-type="string">
                <text:p>2017-06-01</text:p>
              </table:table-cell>
              <table:table-cell office:value-type="float" office:value="0.0784744163313722">
                <text:p>0.0784744163313722</text:p>
              </table:table-cell>
            </table:table-row>
            <table:table-row>
              <table:table-cell office:value-type="string">
                <text:p>2017-07-01</text:p>
              </table:table-cell>
              <table:table-cell office:value-type="float" office:value="0.0661350045164224">
                <text:p>0.0661350045164224</text:p>
              </table:table-cell>
            </table:table-row>
            <table:table-row>
              <table:table-cell office:value-type="string">
                <text:p>2017-08-01</text:p>
              </table:table-cell>
              <table:table-cell office:value-type="float" office:value="-0.140612983099428">
                <text:p>-0.140612983099428</text:p>
              </table:table-cell>
            </table:table-row>
            <table:table-row>
              <table:table-cell office:value-type="string">
                <text:p>2017-09-01</text:p>
              </table:table-cell>
              <table:table-cell office:value-type="float" office:value="-0.0200624289606355">
                <text:p>-0.0200624289606355</text:p>
              </table:table-cell>
            </table:table-row>
            <table:table-row>
              <table:table-cell office:value-type="string">
                <text:p>2017-10-01</text:p>
              </table:table-cell>
              <table:table-cell office:value-type="float" office:value="0.0345573899663856">
                <text:p>0.0345573899663856</text:p>
              </table:table-cell>
            </table:table-row>
            <table:table-row>
              <table:table-cell office:value-type="string">
                <text:p>2017-11-01</text:p>
              </table:table-cell>
              <table:table-cell office:value-type="float" office:value="0.0232350929236518">
                <text:p>0.0232350929236518</text:p>
              </table:table-cell>
            </table:table-row>
            <table:table-row>
              <table:table-cell office:value-type="string">
                <text:p>2017-12-01</text:p>
              </table:table-cell>
              <table:table-cell office:value-type="float" office:value="0.027074199545327">
                <text:p>0.027074199545327</text:p>
              </table:table-cell>
            </table:table-row>
            <table:table-row>
              <table:table-cell office:value-type="string">
                <text:p>2018-01-01</text:p>
              </table:table-cell>
              <table:table-cell office:value-type="float" office:value="0.0276585787523393">
                <text:p>0.0276585787523393</text:p>
              </table:table-cell>
            </table:table-row>
            <table:table-row>
              <table:table-cell office:value-type="string">
                <text:p>2018-02-01</text:p>
              </table:table-cell>
              <table:table-cell office:value-type="float" office:value="0.00582131400461217">
                <text:p>0.00582131400461217</text:p>
              </table:table-cell>
            </table:table-row>
            <table:table-row>
              <table:table-cell office:value-type="string">
                <text:p>2018-03-01</text:p>
              </table:table-cell>
              <table:table-cell office:value-type="float" office:value="-0.119057528814788">
                <text:p>-0.1190575288147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4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48cm" svg:height="9.192cm" xlink:href=".." xlink:type="simple" chart:class="chart:line" chart:style-name="ch1">
        <chart:title svg:x="5.035cm" svg:y="0.319cm" chart:style-name="ch2">
          <text:p>Variação do Montante Investido</text:p>
        </chart:title>
        <chart:legend chart:legend-position="end" svg:x="12.57cm" svg:y="4.297cm" style:legend-expansion="high" chart:style-name="ch3"/>
        <chart:plot-area chart:style-name="ch4" table:cell-range-address="'CIEL3.SA'.A1:'CIEL3.SA'.A79 'CIEL3.SA'.C19:'CIEL3.SA'.C79" chart:data-source-has-labels="both" svg:x="1.34cm" svg:y="1.281cm" svg:width="10.901cm" svg:height="6.747cm">
          <chartooo:coordinate-region svg:x="2.782cm" svg:y="1.281cm" svg:width="9.319cm" svg:height="4.82cm"/>
          <chart:axis chart:dimension="x" chart:name="primary-x" chart:style-name="ch5" chartooo:axis-type="auto">
            <chartooo:date-scale/>
            <chart:title svg:x="6.389cm" svg:y="8.211cm" chart:style-name="ch6">
              <text:p>Data</text:p>
            </chart:title>
            <chart:categories table:cell-range-address="'CIEL3.SA'.A1:'CIEL3.SA'.A79"/>
          </chart:axis>
          <chart:axis chart:dimension="y" chart:name="primary-y" chart:style-name="ch7">
            <chart:title svg:x="0.451cm" svg:y="5.095cm" chart:style-name="ch8">
              <text:p>Valor</text:p>
            </chart:title>
            <chart:grid chart:style-name="ch9" chart:class="major"/>
          </chart:axis>
          <chart:series chart:style-name="ch10" chart:values-cell-range-address="'CIEL3.SA'.C19:'CIEL3.SA'.C79" loext:label-string="montantepormês" chart:class="chart:line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tantepormês</text:p>
              </table:table-cell>
            </table:table-row>
          </table:table-header-rows>
          <table:table-rows>
            <table:table-row>
              <table:table-cell office:value-type="string">
                <text:p>Date</text:p>
                <draw:g>
                  <svg:desc>'CIEL3.SA'.A1:'CIEL3.SA'.A79</svg:desc>
                </draw:g>
              </table:table-cell>
              <table:table-cell office:value-type="float" office:value="1">
                <text:p>1</text:p>
                <draw:g>
                  <svg:desc>'CIEL3.SA'.C19:'CIEL3.SA'.C79</svg:desc>
                </draw:g>
              </table:table-cell>
            </table:table-row>
            <table:table-row>
              <table:table-cell office:value-type="string">
                <text:p>2013-03-01</text:p>
              </table:table-cell>
              <table:table-cell office:value-type="float" office:value="1.19056711726515">
                <text:p>1.19056711726515</text:p>
              </table:table-cell>
            </table:table-row>
            <table:table-row>
              <table:table-cell office:value-type="string">
                <text:p>2013-04-01</text:p>
              </table:table-cell>
              <table:table-cell office:value-type="float" office:value="1.21297987190022">
                <text:p>1.21297987190022</text:p>
              </table:table-cell>
            </table:table-row>
            <table:table-row>
              <table:table-cell office:value-type="string">
                <text:p>2013-05-01</text:p>
              </table:table-cell>
              <table:table-cell office:value-type="float" office:value="1.25333566390463">
                <text:p>1.25333566390463</text:p>
              </table:table-cell>
            </table:table-row>
            <table:table-row>
              <table:table-cell office:value-type="string">
                <text:p>2013-06-01</text:p>
              </table:table-cell>
              <table:table-cell office:value-type="float" office:value="1.26072655728838">
                <text:p>1.26072655728838</text:p>
              </table:table-cell>
            </table:table-row>
            <table:table-row>
              <table:table-cell office:value-type="string">
                <text:p>2013-07-01</text:p>
              </table:table-cell>
              <table:table-cell office:value-type="float" office:value="1.31004597345396">
                <text:p>1.31004597345396</text:p>
              </table:table-cell>
            </table:table-row>
            <table:table-row>
              <table:table-cell office:value-type="string">
                <text:p>2013-08-01</text:p>
              </table:table-cell>
              <table:table-cell office:value-type="float" office:value="1.34367674476813">
                <text:p>1.34367674476813</text:p>
              </table:table-cell>
            </table:table-row>
            <table:table-row>
              <table:table-cell office:value-type="string">
                <text:p>2013-09-01</text:p>
              </table:table-cell>
              <table:table-cell office:value-type="float" office:value="1.63397385920846">
                <text:p>1.63397385920846</text:p>
              </table:table-cell>
            </table:table-row>
            <table:table-row>
              <table:table-cell office:value-type="string">
                <text:p>2013-10-01</text:p>
              </table:table-cell>
              <table:table-cell office:value-type="float" office:value="1.62319287525327">
                <text:p>1.62319287525327</text:p>
              </table:table-cell>
            </table:table-row>
            <table:table-row>
              <table:table-cell office:value-type="string">
                <text:p>2013-11-01</text:p>
              </table:table-cell>
              <table:table-cell office:value-type="float" office:value="1.57288300002419">
                <text:p>1.57288300002419</text:p>
              </table:table-cell>
            </table:table-row>
            <table:table-row>
              <table:table-cell office:value-type="string">
                <text:p>2013-12-01</text:p>
              </table:table-cell>
              <table:table-cell office:value-type="float" office:value="1.53910030973859">
                <text:p>1.53910030973859</text:p>
              </table:table-cell>
            </table:table-row>
            <table:table-row>
              <table:table-cell office:value-type="string">
                <text:p>2014-01-01</text:p>
              </table:table-cell>
              <table:table-cell office:value-type="float" office:value="1.52136445300517">
                <text:p>1.52136445300517</text:p>
              </table:table-cell>
            </table:table-row>
            <table:table-row>
              <table:table-cell office:value-type="string">
                <text:p>2014-02-01</text:p>
              </table:table-cell>
              <table:table-cell office:value-type="float" office:value="1.7326801998367">
                <text:p>1.7326801998367</text:p>
              </table:table-cell>
            </table:table-row>
            <table:table-row>
              <table:table-cell office:value-type="string">
                <text:p>2014-03-01</text:p>
              </table:table-cell>
              <table:table-cell office:value-type="float" office:value="2.01712939538982">
                <text:p>2.01712939538982</text:p>
              </table:table-cell>
            </table:table-row>
            <table:table-row>
              <table:table-cell office:value-type="string">
                <text:p>2014-04-01</text:p>
              </table:table-cell>
              <table:table-cell office:value-type="float" office:value="2.04315672845683">
                <text:p>2.04315672845683</text:p>
              </table:table-cell>
            </table:table-row>
            <table:table-row>
              <table:table-cell office:value-type="string">
                <text:p>2014-05-01</text:p>
              </table:table-cell>
              <table:table-cell office:value-type="float" office:value="2.32234827257199">
                <text:p>2.32234827257199</text:p>
              </table:table-cell>
            </table:table-row>
            <table:table-row>
              <table:table-cell office:value-type="string">
                <text:p>2014-06-01</text:p>
              </table:table-cell>
              <table:table-cell office:value-type="float" office:value="2.11818658341925">
                <text:p>2.11818658341925</text:p>
              </table:table-cell>
            </table:table-row>
            <table:table-row>
              <table:table-cell office:value-type="string">
                <text:p>2014-07-01</text:p>
              </table:table-cell>
              <table:table-cell office:value-type="float" office:value="2.14166550357394">
                <text:p>2.14166550357394</text:p>
              </table:table-cell>
            </table:table-row>
            <table:table-row>
              <table:table-cell office:value-type="string">
                <text:p>2014-08-01</text:p>
              </table:table-cell>
              <table:table-cell office:value-type="float" office:value="2.04162215454299">
                <text:p>2.04162215454299</text:p>
              </table:table-cell>
            </table:table-row>
            <table:table-row>
              <table:table-cell office:value-type="string">
                <text:p>2014-09-01</text:p>
              </table:table-cell>
              <table:table-cell office:value-type="float" office:value="2.14006554681164">
                <text:p>2.14006554681164</text:p>
              </table:table-cell>
            </table:table-row>
            <table:table-row>
              <table:table-cell office:value-type="string">
                <text:p>2014-10-01</text:p>
              </table:table-cell>
              <table:table-cell office:value-type="float" office:value="2.29417646304498">
                <text:p>2.29417646304498</text:p>
              </table:table-cell>
            </table:table-row>
            <table:table-row>
              <table:table-cell office:value-type="string">
                <text:p>2014-11-01</text:p>
              </table:table-cell>
              <table:table-cell office:value-type="float" office:value="2.19161445738258">
                <text:p>2.19161445738258</text:p>
              </table:table-cell>
            </table:table-row>
            <table:table-row>
              <table:table-cell office:value-type="string">
                <text:p>2014-12-01</text:p>
              </table:table-cell>
              <table:table-cell office:value-type="float" office:value="2.10377594046801">
                <text:p>2.10377594046801</text:p>
              </table:table-cell>
            </table:table-row>
            <table:table-row>
              <table:table-cell office:value-type="string">
                <text:p>2015-01-01</text:p>
              </table:table-cell>
              <table:table-cell office:value-type="float" office:value="2.3514967763523">
                <text:p>2.3514967763523</text:p>
              </table:table-cell>
            </table:table-row>
            <table:table-row>
              <table:table-cell office:value-type="string">
                <text:p>2015-02-01</text:p>
              </table:table-cell>
              <table:table-cell office:value-type="float" office:value="2.40304528207588">
                <text:p>2.40304528207588</text:p>
              </table:table-cell>
            </table:table-row>
            <table:table-row>
              <table:table-cell office:value-type="string">
                <text:p>2015-03-01</text:p>
              </table:table-cell>
              <table:table-cell office:value-type="float" office:value="2.69648563141057">
                <text:p>2.69648563141057</text:p>
              </table:table-cell>
            </table:table-row>
            <table:table-row>
              <table:table-cell office:value-type="string">
                <text:p>2015-04-01</text:p>
              </table:table-cell>
              <table:table-cell office:value-type="float" office:value="2.56520709409979">
                <text:p>2.56520709409979</text:p>
              </table:table-cell>
            </table:table-row>
            <table:table-row>
              <table:table-cell office:value-type="string">
                <text:p>2015-05-01</text:p>
              </table:table-cell>
              <table:table-cell office:value-type="float" office:value="3.86070062681505">
                <text:p>3.86070062681505</text:p>
              </table:table-cell>
            </table:table-row>
            <table:table-row>
              <table:table-cell office:value-type="string">
                <text:p>2015-06-01</text:p>
              </table:table-cell>
              <table:table-cell office:value-type="float" office:value="4.05253137389911">
                <text:p>4.05253137389911</text:p>
              </table:table-cell>
            </table:table-row>
            <table:table-row>
              <table:table-cell office:value-type="string">
                <text:p>2015-07-01</text:p>
              </table:table-cell>
              <table:table-cell office:value-type="float" office:value="3.91352419929542">
                <text:p>3.91352419929542</text:p>
              </table:table-cell>
            </table:table-row>
            <table:table-row>
              <table:table-cell office:value-type="string">
                <text:p>2015-08-01</text:p>
              </table:table-cell>
              <table:table-cell office:value-type="float" office:value="3.21477931719861">
                <text:p>3.21477931719861</text:p>
              </table:table-cell>
            </table:table-row>
            <table:table-row>
              <table:table-cell office:value-type="string">
                <text:p>2015-09-01</text:p>
              </table:table-cell>
              <table:table-cell office:value-type="float" office:value="3.42432871500335">
                <text:p>3.42432871500335</text:p>
              </table:table-cell>
            </table:table-row>
            <table:table-row>
              <table:table-cell office:value-type="string">
                <text:p>2015-10-01</text:p>
              </table:table-cell>
              <table:table-cell office:value-type="float" office:value="2.28431336926421">
                <text:p>2.28431336926421</text:p>
              </table:table-cell>
            </table:table-row>
            <table:table-row>
              <table:table-cell office:value-type="string">
                <text:p>2015-11-01</text:p>
              </table:table-cell>
              <table:table-cell office:value-type="float" office:value="2.18542484732447">
                <text:p>2.18542484732447</text:p>
              </table:table-cell>
            </table:table-row>
            <table:table-row>
              <table:table-cell office:value-type="string">
                <text:p>2015-12-01</text:p>
              </table:table-cell>
              <table:table-cell office:value-type="float" office:value="2.20363761424666">
                <text:p>2.20363761424666</text:p>
              </table:table-cell>
            </table:table-row>
            <table:table-row>
              <table:table-cell office:value-type="string">
                <text:p>2016-01-01</text:p>
              </table:table-cell>
              <table:table-cell office:value-type="float" office:value="2.01756237964015">
                <text:p>2.01756237964015</text:p>
              </table:table-cell>
            </table:table-row>
            <table:table-row>
              <table:table-cell office:value-type="string">
                <text:p>2016-02-01</text:p>
              </table:table-cell>
              <table:table-cell office:value-type="float" office:value="2.27000687329604">
                <text:p>2.27000687329604</text:p>
              </table:table-cell>
            </table:table-row>
            <table:table-row>
              <table:table-cell office:value-type="string">
                <text:p>2016-03-01</text:p>
              </table:table-cell>
              <table:table-cell office:value-type="float" office:value="2.64794089066621">
                <text:p>2.64794089066621</text:p>
              </table:table-cell>
            </table:table-row>
            <table:table-row>
              <table:table-cell office:value-type="string">
                <text:p>2016-04-01</text:p>
              </table:table-cell>
              <table:table-cell office:value-type="float" office:value="2.50960930509267">
                <text:p>2.50960930509267</text:p>
              </table:table-cell>
            </table:table-row>
            <table:table-row>
              <table:table-cell office:value-type="string">
                <text:p>2016-05-01</text:p>
              </table:table-cell>
              <table:table-cell office:value-type="float" office:value="2.67639629576812">
                <text:p>2.67639629576812</text:p>
              </table:table-cell>
            </table:table-row>
            <table:table-row>
              <table:table-cell office:value-type="string">
                <text:p>2016-06-01</text:p>
              </table:table-cell>
              <table:table-cell office:value-type="float" office:value="2.90482716712008">
                <text:p>2.90482716712008</text:p>
              </table:table-cell>
            </table:table-row>
            <table:table-row>
              <table:table-cell office:value-type="string">
                <text:p>2016-07-01</text:p>
              </table:table-cell>
              <table:table-cell office:value-type="float" office:value="2.65505466603281">
                <text:p>2.65505466603281</text:p>
              </table:table-cell>
            </table:table-row>
            <table:table-row>
              <table:table-cell office:value-type="string">
                <text:p>2016-08-01</text:p>
              </table:table-cell>
              <table:table-cell office:value-type="float" office:value="2.56968824830341">
                <text:p>2.56968824830341</text:p>
              </table:table-cell>
            </table:table-row>
            <table:table-row>
              <table:table-cell office:value-type="string">
                <text:p>2016-09-01</text:p>
              </table:table-cell>
              <table:table-cell office:value-type="float" office:value="2.58643324112597">
                <text:p>2.58643324112597</text:p>
              </table:table-cell>
            </table:table-row>
            <table:table-row>
              <table:table-cell office:value-type="string">
                <text:p>2016-10-01</text:p>
              </table:table-cell>
              <table:table-cell office:value-type="float" office:value="2.37249711976407">
                <text:p>2.37249711976407</text:p>
              </table:table-cell>
            </table:table-row>
            <table:table-row>
              <table:table-cell office:value-type="string">
                <text:p>2016-11-01</text:p>
              </table:table-cell>
              <table:table-cell office:value-type="float" office:value="2.22641129030218">
                <text:p>2.22641129030218</text:p>
              </table:table-cell>
            </table:table-row>
            <table:table-row>
              <table:table-cell office:value-type="string">
                <text:p>2016-12-01</text:p>
              </table:table-cell>
              <table:table-cell office:value-type="float" office:value="2.11464862234998">
                <text:p>2.11464862234998</text:p>
              </table:table-cell>
            </table:table-row>
            <table:table-row>
              <table:table-cell office:value-type="string">
                <text:p>2017-01-01</text:p>
              </table:table-cell>
              <table:table-cell office:value-type="float" office:value="2.18798844201275">
                <text:p>2.18798844201275</text:p>
              </table:table-cell>
            </table:table-row>
            <table:table-row>
              <table:table-cell office:value-type="string">
                <text:p>2017-02-01</text:p>
              </table:table-cell>
              <table:table-cell office:value-type="float" office:value="2.27060594617534">
                <text:p>2.27060594617534</text:p>
              </table:table-cell>
            </table:table-row>
            <table:table-row>
              <table:table-cell office:value-type="string">
                <text:p>2017-03-01</text:p>
              </table:table-cell>
              <table:table-cell office:value-type="float" office:value="2.33670092113908">
                <text:p>2.33670092113908</text:p>
              </table:table-cell>
            </table:table-row>
            <table:table-row>
              <table:table-cell office:value-type="string">
                <text:p>2017-04-01</text:p>
              </table:table-cell>
              <table:table-cell office:value-type="float" office:value="2.21162444294269">
                <text:p>2.21162444294269</text:p>
              </table:table-cell>
            </table:table-row>
            <table:table-row>
              <table:table-cell office:value-type="string">
                <text:p>2017-05-01</text:p>
              </table:table-cell>
              <table:table-cell office:value-type="float" office:value="2.38518038024681">
                <text:p>2.38518038024681</text:p>
              </table:table-cell>
            </table:table-row>
            <table:table-row>
              <table:table-cell office:value-type="string">
                <text:p>2017-06-01</text:p>
              </table:table-cell>
              <table:table-cell office:value-type="float" office:value="2.54292429546692">
                <text:p>2.54292429546692</text:p>
              </table:table-cell>
            </table:table-row>
            <table:table-row>
              <table:table-cell office:value-type="string">
                <text:p>2017-07-01</text:p>
              </table:table-cell>
              <table:table-cell office:value-type="float" office:value="2.1853561244853">
                <text:p>2.1853561244853</text:p>
              </table:table-cell>
            </table:table-row>
            <table:table-row>
              <table:table-cell office:value-type="string">
                <text:p>2017-08-01</text:p>
              </table:table-cell>
              <table:table-cell office:value-type="float" office:value="2.14151257248412">
                <text:p>2.14151257248412</text:p>
              </table:table-cell>
            </table:table-row>
            <table:table-row>
              <table:table-cell office:value-type="string">
                <text:p>2017-09-01</text:p>
              </table:table-cell>
              <table:table-cell office:value-type="float" office:value="2.21551765756938">
                <text:p>2.21551765756938</text:p>
              </table:table-cell>
            </table:table-row>
            <table:table-row>
              <table:table-cell office:value-type="string">
                <text:p>2017-10-01</text:p>
              </table:table-cell>
              <table:table-cell office:value-type="float" office:value="2.26699541621699">
                <text:p>2.26699541621699</text:p>
              </table:table-cell>
            </table:table-row>
            <table:table-row>
              <table:table-cell office:value-type="string">
                <text:p>2017-11-01</text:p>
              </table:table-cell>
              <table:table-cell office:value-type="float" office:value="2.32837250248399">
                <text:p>2.32837250248399</text:p>
              </table:table-cell>
            </table:table-row>
            <table:table-row>
              <table:table-cell office:value-type="string">
                <text:p>2017-12-01</text:p>
              </table:table-cell>
              <table:table-cell office:value-type="float" office:value="2.39277197670873">
                <text:p>2.39277197670873</text:p>
              </table:table-cell>
            </table:table-row>
            <table:table-row>
              <table:table-cell office:value-type="string">
                <text:p>2018-01-01</text:p>
              </table:table-cell>
              <table:table-cell office:value-type="float" office:value="2.40670105372659">
                <text:p>2.40670105372659</text:p>
              </table:table-cell>
            </table:table-row>
            <table:table-row>
              <table:table-cell office:value-type="string">
                <text:p>2018-02-01</text:p>
              </table:table-cell>
              <table:table-cell office:value-type="float" office:value="2.12016517367395">
                <text:p>2.120165173673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